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3.556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25cm" fo:min-width="1.446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63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25cm" fo:min-width="1.687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25cm" fo:min-width="1.644cm" loext:decorative="false"/>
    </style:style>
    <style:style style:name="gr7" style:family="graphic" style:parent-style-name="standard">
      <style:graphic-properties draw:stroke="none" svg:stroke-color="#ff4000" draw:fill="none" draw:fill-color="#ff4000" draw:auto-grow-height="true" draw:auto-grow-width="false" fo:min-height="0.71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903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046cm" fo:min-width="0.855cm" loext:decorative="false"/>
    </style:style>
    <style:style style:name="gr11" style:family="graphic" style:parent-style-name="standard">
      <style:graphic-properties draw:stroke="none" svg:stroke-color="#ff4000" draw:fill="none" draw:fill-color="#ff4000" draw:auto-grow-height="true" draw:auto-grow-width="false" fo:min-height="1.439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088cm" fo:min-width="0.339cm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2.424cm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13cm" fo:min-width="0.486cm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4.783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13cm" fo:min-width="0.608cm"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4.978cm" loext:decorative="false"/>
      <style:paragraph-properties style:writing-mode="lr-tb"/>
    </style:style>
    <style:style style:name="gr18" style:family="graphic" style:parent-style-name="standard">
      <style:graphic-properties draw:textarea-vertical-align="middle" draw:auto-grow-height="false" fo:min-height="2.31cm" fo:min-width="0.852cm" fo:wrap-option="wrap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13cm" fo:min-width="1.791cm" loext:decorative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0.848cm" loext:decorative="false"/>
      <style:paragraph-properties style:writing-mode="lr-tb"/>
    </style:style>
    <style:style style:name="gr2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background-color="#ffff00"/>
    </style:style>
    <style:style style:name="P4" style:family="paragraph">
      <loext:graphic-properties draw:fill="none" draw:fill-color="#ff4000"/>
      <style:text-properties fo:text-transform="uppercase" fo:color="#ff4000" loext:opacity="90%" fo:text-shadow="1pt 1pt" style:text-underline-style="solid" style:text-underline-width="auto" style:text-underline-color="font-color" style:text-overline-style="solid" style:text-overline-width="auto" style:text-overline-color="font-color"/>
    </style:style>
    <style:style style:name="P5" style:family="paragraph">
      <loext:graphic-properties draw:fill="none" draw:fill-color="#ffffff"/>
      <style:text-properties fo:text-transform="uppercase" fo:color="#ff4000" loext:opacity="90%" fo:text-shadow="1pt 1pt" style:text-underline-style="solid" style:text-underline-width="auto" style:text-underline-color="font-color" style:text-overline-style="solid" style:text-overline-width="auto" style:text-overline-color="font-color"/>
    </style:style>
    <style:style style:name="P6" style:family="paragraph">
      <loext:graphic-properties draw:fill="none" draw:fill-color="#ff4000"/>
      <style:text-properties fo:color="#ff4000" loext:opacity="100%" style:text-outline="false" fo:text-shadow="1pt 1pt"/>
    </style:style>
    <style:style style:name="P7" style:family="paragraph">
      <loext:graphic-properties draw:fill-color="#ffffff"/>
    </style:style>
    <style:style style:name="T1" style:family="text">
      <style:text-properties fo:background-color="#ffff00"/>
    </style:style>
    <style:style style:name="T2" style:family="text">
      <style:text-properties fo:text-transform="uppercase" fo:color="#ff4000" loext:opacity="90%" fo:text-shadow="1pt 1pt" style:text-underline-style="solid" style:text-underline-width="auto" style:text-underline-color="font-color" style:text-overline-style="solid" style:text-overline-width="auto" style:text-overline-color="font-color"/>
    </style:style>
    <style:style style:name="T3" style:family="text">
      <style:text-properties fo:color="#ff4000" loext:opacity="100%" style:text-outline="false" fo:text-shadow="1pt 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785cm" svg:height="3.806cm" svg:x="0cm" svg:y="0.845cm">
          <draw:text-box>
            <text:p>Given N sample sizw function y=f(x) defined on interval (a,b)</text:p>
          </draw:text-box>
        </draw:frame>
        <draw:custom-shape draw:style-name="gr2" draw:text-style-name="P2" draw:layer="layout" svg:width="2.224cm" svg:height="0.999cm" svg:x="5.122cm" svg:y="2.0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" draw:layer="layout" svg:width="4.982cm" svg:height="1.013cm" svg:x="7.656cm" svg:y="1.914cm">
          <draw:text-box>
            <text:p>hx=(b-a)/(N-1)</text:p>
          </draw:text-box>
        </draw:frame>
        <draw:custom-shape draw:style-name="gr4" draw:text-style-name="P2" draw:layer="layout" svg:width="2.499cm" svg:height="0.999cm" svg:x="12.638cm" svg:y="1.9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" draw:layer="layout" svg:width="4.532cm" svg:height="1.673cm" svg:x="15.34cm" svg:y="1.773cm">
          <draw:text-box>
            <text:p>Sample</text:p>
            <text:p>yi=f(xi) @ N xi</text:p>
          </draw:text-box>
        </draw:frame>
        <draw:custom-shape draw:style-name="gr6" draw:text-style-name="P2" draw:layer="layout" svg:width="2.45cm" svg:height="0.999cm" svg:x="19.702cm" svg:y="1.77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3" draw:layer="layout" svg:width="5.518cm" svg:height="1.673cm" svg:x="22.32cm" svg:y="1.83cm">
          <draw:text-box>
            <text:p><text:span text:style-name="T1">IR=sum_N hx*yi</text:span></text:p>
          </draw:text-box>
        </draw:frame>
        <draw:frame draw:style-name="gr7" draw:text-style-name="P4" draw:layer="layout" svg:width="16.353cm" svg:height="0.962cm" svg:x="7.516cm" svg:y="0.254cm">
          <draw:text-box>
            <text:p><text:span text:style-name="T2">Riemann integration workflow</text:span></text:p>
          </draw:text-box>
        </draw:frame>
        <draw:frame draw:style-name="gr8" draw:text-style-name="P5" draw:layer="layout" svg:width="13.342cm" svg:height="0.962cm" svg:x="7.656cm" svg:y="5.855cm">
          <draw:text-box>
            <text:p><text:span text:style-name="T2">Lebesgues integration workflow</text:span></text:p>
          </draw:text-box>
        </draw:frame>
        <draw:frame draw:style-name="gr9" draw:text-style-name="P1" draw:layer="layout" svg:width="6.755cm" svg:height="3.153cm" svg:x="0.282cm" svg:y="8.022cm">
          <draw:text-box>
            <text:p>Given N,M sample sizes, function y=f(x) defined on interval (a,b)</text:p>
          </draw:text-box>
        </draw:frame>
        <draw:custom-shape draw:style-name="gr10" draw:text-style-name="P2" draw:layer="layout" svg:width="1.548cm" svg:height="0.591cm" svg:x="6.784cm" svg:y="9.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6" draw:layer="layout" svg:width="4.983cm" svg:height="1.689cm" svg:x="8.445cm" svg:y="8.698cm">
          <draw:text-box>
            <text:p><text:span text:style-name="T3">Sample yi=f(xi) @ M xi</text:span></text:p>
          </draw:text-box>
        </draw:frame>
        <draw:custom-shape draw:style-name="gr12" draw:text-style-name="P2" draw:layer="layout" svg:width="0.958cm" svg:height="0.676cm" svg:x="13.032cm" svg:y="8.8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" draw:layer="layout" svg:width="3.433cm" svg:height="2.674cm" svg:x="13.821cm" svg:y="7.938cm">
          <draw:text-box>
            <text:p>Fin min and max of yi</text:p>
          </draw:text-box>
        </draw:frame>
        <draw:custom-shape draw:style-name="gr14" draw:text-style-name="P2" draw:layer="layout" svg:width="1.126cm" svg:height="0.76cm" svg:x="16.917cm" svg:y="8.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" draw:layer="layout" svg:width="4.11cm" svg:height="5.033cm" svg:x="18.043cm" svg:y="6.817cm">
          <draw:text-box>
            <text:p>Define uniform sampling on N levels Li hy=(max-min)/(N-1)</text:p>
          </draw:text-box>
        </draw:frame>
        <draw:custom-shape draw:style-name="gr16" draw:text-style-name="P2" draw:layer="layout" svg:width="1.266cm" svg:height="0.759cm" svg:x="22.153cm" svg:y="8.8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" draw:layer="layout" svg:width="4.56cm" svg:height="5.228cm" svg:x="23.728cm" svg:y="6.896cm">
          <draw:text-box>
            <text:p>Define uniform N sampling or Mask in y Mask_i={x|Li&lt;=f(x)&lt;Li+1</text:p>
          </draw:text-box>
        </draw:frame>
        <draw:custom-shape draw:style-name="gr18" draw:text-style-name="P2" draw:layer="layout" svg:width="1.352cm" svg:height="2.56cm" draw:transform="skewX (0.0356047167406843) rotate (0.0354301838154849) translate (23.894cm 12.188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19" draw:text-style-name="P1" draw:layer="layout" svg:width="7.319cm" svg:height="3.095cm" svg:x="16.438cm" svg:y="12.273cm">
          <draw:text-box>
            <text:p>Non connexity :</text:p>
            <text:p>Denine N Lebesgues measure i </text:p>
            <text:p>sum(Mask_i)/(M-1) </text:p>
          </draw:text-box>
        </draw:frame>
        <draw:custom-shape draw:style-name="gr20" draw:text-style-name="P2" draw:layer="layout" svg:width="2.617cm" svg:height="0.76cm" svg:x="12.526cm" svg:y="13.56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3" draw:layer="layout" svg:width="9.317cm" svg:height="1.098cm" svg:x="4.053cm" svg:y="13.567cm">
          <draw:text-box>
            <text:p><text:span text:style-name="T1">IL=sum_N measure_i*Li</text:span></text:p>
          </draw:text-box>
        </draw:frame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007b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5T13:20:05.327608691</meta:creation-date>
    <dc:date>2025-09-26T20:40:28.301056026</dc:date>
    <meta:editing-duration>PT25M57S</meta:editing-duration>
    <meta:editing-cycles>4</meta:editing-cycles>
    <meta:generator>LibreOffice/24.2.7.2$Linux_X86_64 LibreOffice_project/420$Build-2</meta:generator>
    <meta:document-statistic meta:object-count="45"/>
  </office:meta>
</office:document-meta>
</file>